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irtual Machine Projec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st and V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ternal host (hypervisor)</text:p>
                <text:p><text:a xlink:href="mailto:nero@matrix.bluezone.usu.edu" xlink:type="simple">nero@matrix.bluezone.usu.edu</text:a></text:p>
                <text:p>PW R3dP1ll</text:p>
              </text:list-item>
              <text:list-item>
                <text:p>Internal hosts</text:p>
                <text:p><text:a xlink:href="mailto:nero@one.matrix.bluezone.usu.edu" xlink:type="simple">nero@one.matrix.bluezone.usu.edu</text:a></text:p>
                <text:p><text:a xlink:href="mailto:nero@two.matrix.bluezone.usu.edu" xlink:type="simple">nero@two.matrix.bluezone.usu.edu</text:a> </text:p>
                <text:p>PW Blu3P1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1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xorg</text:p>
              </text:list-item>
              <text:list-item>
                <text:p>Systemctl start graphical.target</text:p>
              </text:list-item>
              <text:list-item>
                <text:p>Systemctl enable graphical.target</text:p>
              </text:list-item>
              <text:list-item>
                <text:p>Add .Xauthority to /etc/skell and ~/</text:p>
                <text:p/>
                <text:p>Now we can pop GU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virtual machine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t install virualbox vb-quest-additions (wrong syntax)</text:p>
              </text:list-item>
              <text:list-item>
                <text:p>Screen grabs of adapter settings </text:p>
              </text:list-item>
              <text:list-item>
                <text:p>Memory is gone as soon as allocated</text:p>
              </text:list-item>
              <text:list-item>
                <text:p>Cpus are assigned as needed (over provisioning → need to test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ic internal Ips (not finishe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buntu user netplan</text:p>
              </text:list-item>
              <text:list-item>
                <text:p>Modify yaml file in /etc/netplan/</text:p>
                <text:list>
                  <text:list-item>
                    <text:list>
                      <text:list-item>
                        <text:p>Steps here……..</text:p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Turn off DHCP in virtual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SH jump server</text:p>
              </text:list-item>
              <text:list-item>
                <text:p>Syntax:</text:p>
                <text:p><text:span text:style-name="T1">ssh -J nero@matrix.usu.edu <text:s/>nero@one.usu.ed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T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erse proxy server on hypervisor (NGINX)</text:p>
              </text:list-item>
              <text:list-item>
                <text:p>Web servers on Vms (apache2)</text:p>
                <text:p>(unfinished below)</text:p>
              </text:list-item>
              <text:list-item>
                <text:p>Multiple websites per VM – apache2 virtualhost</text:p>
              </text:list-item>
              <text:list-item>
                <text:p>They dont have to be from the same domain</text:p>
              </text:list-item>
              <text:list-item>
                <text:p>Screen grabs from registering a .tk</text:p>
              </text:list-item>
              <text:list-item>
                <text:p>Demo .tk and one.matrix.bluezone.usu.edu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TPS and www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finished</text:p>
              </text:list-item>
              <text:list-item>
                <text:p>Show that www need to be configured </text:p>
                <text:list>
                  <text:list-header>
                    <text:p>possible use a redirect one.matrix → <text:a xlink:href="http://www.one.matrix/" xlink:type="simple">www.one.matrix</text:a></text:p>
                  </text:list-header>
                </text:list>
              </text:list-item>
              <text:list-item>
                <text:p>Set up SSL for https p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services (unfinishe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ip tables for direct access</text:p>
              </text:list-item>
              <text:list-item>
                <text:p>Other programs need their own unmangling</text:p>
              </text:list-item>
              <text:list-item>
                <text:p>Layer 4 vs layer 7 problem revis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13:55:14.318312338</meta:creation-date>
    <dc:date>2019-07-15T14:14:35.037446223</dc:date>
    <meta:editing-duration>PT9M</meta:editing-duration>
    <meta:editing-cycles>1</meta:editing-cycles>
    <meta:document-statistic meta:object-count="57"/>
    <meta:generator>LibreOffice/5.2.7.2$Linux_X86_64 LibreOffice_project/20m0$Build-2</meta:generator>
  </office:meta>
</office:document-meta>
</file>